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27cm" fo:min-width="11.534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Liberation Mono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T1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18cm" svg:height="9.017cm" svg:x="2.27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" draw:id="id1" draw:layer="layout" svg:width="3.249cm" svg:height="0.962cm" svg:x="9.37cm" svg:y="6.588cm">
          <draw:text-box>
            <text:p>Activation</text:p>
          </draw:text-box>
        </draw:frame>
        <draw:frame draw:style-name="gr2" draw:text-style-name="P2" xml:id="id2" draw:id="id2" draw:layer="layout" svg:width="3.986cm" svg:height="0.962cm" svg:x="9.001cm" svg:y="15.74cm">
          <draw:text-box>
            <text:p>Deactivation</text:p>
          </draw:text-box>
        </draw:frame>
        <draw:frame draw:style-name="gr2" draw:text-style-name="P2" draw:layer="layout" svg:width="3.702cm" svg:height="0.962cm" svg:x="0.926cm" svg:y="10.96cm">
          <draw:text-box>
            <text:p>Unpleasant</text:p>
          </draw:text-box>
        </draw:frame>
        <draw:frame draw:style-name="gr2" draw:text-style-name="P2" draw:layer="layout" svg:width="2.966cm" svg:height="0.962cm" svg:x="17.526cm" svg:y="10.96cm">
          <draw:text-box>
            <text:p>Pleasant</text:p>
          </draw:text-box>
        </draw:frame>
        <draw:line draw:style-name="gr3" draw:text-style-name="P3" draw:layer="layout" svg:x1="4.537cm" svg:y1="11.468cm" svg:x2="17.364cm" svg:y2="11.468cm">
          <text:p/>
        </draw:line>
        <draw:connector draw:style-name="gr3" draw:text-style-name="P3" draw:layer="layout" draw:type="line" svg:x1="10.994cm" svg:y1="7.55cm" svg:x2="10.994cm" svg:y2="15.74cm" draw:start-shape="id1" draw:start-glue-point="2" draw:end-shape="id2" draw:end-glue-point="0" svg:d="M10994 7550v8190" svg:viewBox="0 0 1 8191">
          <text:p/>
        </draw:connector>
        <draw:frame draw:style-name="gr4" draw:text-style-name="P4" draw:layer="layout" svg:width="2.051cm" svg:height="0.962cm" svg:x="7.212cm" svg:y="7.366cm">
          <draw:text-box>
            <text:p>tense</text:p>
          </draw:text-box>
        </draw:frame>
        <draw:frame draw:style-name="gr4" draw:text-style-name="P4" draw:layer="layout" svg:width="2.754cm" svg:height="0.962cm" svg:x="5.413cm" svg:y="8.033cm">
          <draw:text-box>
            <text:p>nervous</text:p>
          </draw:text-box>
        </draw:frame>
        <draw:frame draw:style-name="gr4" draw:text-style-name="P4" draw:layer="layout" svg:width="2.864cm" svg:height="0.962cm" svg:x="3.813cm" svg:y="8.799cm">
          <draw:text-box>
            <text:p>stresses</text:p>
          </draw:text-box>
        </draw:frame>
        <draw:frame draw:style-name="gr4" draw:text-style-name="P4" draw:layer="layout" svg:width="2.157cm" svg:height="0.962cm" svg:x="2.913cm" svg:y="9.666cm">
          <draw:text-box>
            <text:p>Upset</text:p>
          </draw:text-box>
        </draw:frame>
        <draw:frame draw:style-name="gr4" draw:text-style-name="P4" draw:layer="layout" svg:width="1.522cm" svg:height="0.962cm" svg:x="3.032cm" svg:y="12.438cm">
          <draw:text-box>
            <text:p>sad</text:p>
          </draw:text-box>
        </draw:frame>
        <draw:frame draw:style-name="gr4" draw:text-style-name="P4" draw:layer="layout" svg:width="3.457cm" svg:height="0.962cm" svg:x="4.132cm" svg:y="13.438cm">
          <draw:text-box>
            <text:p>depressed</text:p>
          </draw:text-box>
        </draw:frame>
        <draw:frame draw:style-name="gr4" draw:text-style-name="P4" draw:layer="layout" svg:width="2.119cm" svg:height="0.962cm" svg:x="6.533cm" svg:y="14.538cm">
          <draw:text-box>
            <text:p>bored</text:p>
          </draw:text-box>
        </draw:frame>
        <draw:frame draw:style-name="gr5" draw:text-style-name="P4" draw:layer="layout" svg:width="1.824cm" svg:height="1.016cm" svg:x="12.992cm" svg:y="7.412cm">
          <draw:text-box>
            <text:p>alert</text:p>
          </draw:text-box>
        </draw:frame>
        <draw:frame draw:style-name="gr4" draw:text-style-name="P4" draw:layer="layout" svg:width="2.509cm" svg:height="0.962cm" svg:x="14.133cm" svg:y="8.038cm">
          <draw:text-box>
            <text:p>excited</text:p>
          </draw:text-box>
        </draw:frame>
        <draw:frame draw:style-name="gr4" draw:text-style-name="P4" draw:layer="layout" svg:width="2.225cm" svg:height="0.962cm" svg:x="15.833cm" svg:y="8.838cm">
          <draw:text-box>
            <text:p>elated</text:p>
          </draw:text-box>
        </draw:frame>
        <draw:frame draw:style-name="gr4" draw:text-style-name="P4" draw:layer="layout" svg:width="2.225cm" svg:height="0.962cm" svg:x="16.733cm" svg:y="9.738cm">
          <draw:text-box>
            <text:p>happy</text:p>
          </draw:text-box>
        </draw:frame>
        <draw:frame draw:style-name="gr4" draw:text-style-name="P4" draw:layer="layout" svg:width="3.283cm" svg:height="0.962cm" svg:x="15.864cm" svg:y="12.057cm">
          <draw:text-box>
            <text:p>contented</text:p>
          </draw:text-box>
        </draw:frame>
        <draw:frame draw:style-name="gr4" draw:text-style-name="P4" draw:layer="layout" svg:width="2.437cm" svg:height="0.962cm" svg:x="16.065cm" svg:y="12.957cm">
          <draw:text-box>
            <text:p>serene</text:p>
          </draw:text-box>
        </draw:frame>
        <draw:frame draw:style-name="gr4" draw:text-style-name="P4" draw:layer="layout" svg:width="2.576cm" svg:height="0.962cm" svg:x="14.765cm" svg:y="13.757cm">
          <draw:text-box>
            <text:p>relaxed</text:p>
          </draw:text-box>
        </draw:frame>
        <draw:frame draw:style-name="gr4" draw:text-style-name="P4" draw:layer="layout" svg:width="1.84cm" svg:height="0.962cm" svg:x="13.365cm" svg:y="14.657cm">
          <draw:text-box>
            <text:p>calm</text:p>
          </draw:text-box>
        </draw:frame>
        <draw:frame draw:style-name="gr4" draw:text-style-name="P6" draw:layer="layout" svg:width="2.576cm" svg:height="0.81cm" svg:x="10.814cm" svg:y="11.422cm">
          <draw:text-box>
            <text:p text:style-name="P5"><text:span text:style-name="T1">valence</text:span></text:p>
          </draw:text-box>
        </draw:frame>
        <draw:frame draw:style-name="gr4" draw:text-style-name="P6" draw:layer="layout" svg:width="2.576cm" svg:height="0.81cm" draw:transform="rotate (1.5707963267949) translate (10.317cm 11.65cm)">
          <draw:text-box>
            <text:p text:style-name="P5">arousa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5-15T13:15:41.828744336</meta:creation-date>
    <dc:title>BW</dc:title>
    <meta:editing-duration>PT7M27S</meta:editing-duration>
    <meta:editing-cycles>3</meta:editing-cycles>
    <meta:generator>LibreOffice/6.3.5.2$Linux_X86_64 LibreOffice_project/dd0751754f11728f69b42ee2af66670068624673</meta:generator>
    <meta:initial-creator>Bagus Tris Atmaja</meta:initial-creator>
    <dc:date>2020-05-15T13:33:19.972643242</dc:date>
    <dc:creator>Bagus Tris Atmaja</dc:creator>
    <meta:document-statistic meta:object-count="24"/>
    <meta:template xlink:type="simple" xlink:actuate="onRequest" xlink:title="BW" xlink:href="../../../../../../../../../../home/bagustris/Templates/BW.otg" meta:date="2020-05-15T13:15:41.375826267"/>
  </office:meta>
</office:document-meta>
</file>